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150.86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5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1020" table:default-cell-style-name="ce14"/>
        <table:table-row table:style-name="ro1">
          <table:table-cell table:style-name="ce10" office:value-type="string" calcext:value-type="string">
            <text:p>Piece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Class</text:p>
          </table:table-cell>
          <table:table-cell table:style-name="ce10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baddon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nti-Mage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emon_Hunt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xe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at Ride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east Maste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Bounty Hunt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haos Knight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lockwerk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rystal Maiden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isrupto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oo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ragon Knight</text:p>
          </table:table-cell>
          <table:table-cell table:style-name="ce11" office:value-type="string" calcext:value-type="string">
            <text:p>Human/Drag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row Ranger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chantress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nigma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atures Prophet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yrocopt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Juggernaut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Kunkk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ch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ght Keeper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n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one Druid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u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ycan</text:p>
          </table:table-cell>
          <table:table-cell table:style-name="ce11" office:value-type="string" calcext:value-type="string">
            <text:p>Human/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edusa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orphling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ecrophos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gre Magi</text:p>
          </table:table-cell>
          <table:table-cell table:style-name="ce11" office:value-type="string" calcext:value-type="string">
            <text:p>Ogre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mni Knight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ain Queen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hantom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uck</text:p>
          </table:table-cell>
          <table:table-cell table:style-name="ce11" office:value-type="string" calcext:value-type="string">
            <text:p>Elf/Drago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azor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and King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hadow Fiend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hadow Shaman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rda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lark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nip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chies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mplar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rrorblade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Demon_Hunt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de Hunte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mbersaw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nk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iny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eant Protecto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roll Warlord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usk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Venomancer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Viper</text:p>
          </table:table-cell>
          <table:table-cell table:style-name="ce11" office:value-type="string" calcext:value-type="string">
            <text:p>Drag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nd Range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tch Docto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17"/>
        <table:table-column table:style-name="co6" table:default-cell-style-name="ce17"/>
        <table:table-column table:style-name="co8" table:default-cell-style-name="ce17"/>
        <table:table-column table:style-name="co5" table:number-columns-repeated="1020" table:default-cell-style-name="ce19"/>
        <table:table-row table:style-name="ro1"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ount</text:p>
          </table:table-cell>
          <table:table-cell table:style-name="ce18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Assassin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All friendly assassins have 10% / 20% chance to deal 4x damage.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Demon_Hunter</text:p>
          </table:table-cell>
          <table:table-cell table:style-name="ce16" office:value-type="string" calcext:value-type="string">
            <text:p>1, 2</text:p>
          </table:table-cell>
          <table:table-cell table:style-name="ce16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Knight</text:p>
          </table:table-cell>
          <table:table-cell table:style-name="ce16" office:value-type="string" calcext:value-type="string">
            <text:p>2, 4, 6</text:p>
          </table:table-cell>
          <table:table-cell table:style-name="ce16" office:value-type="string" calcext:value-type="string">
            <text:p>All friendly knights +25% / +35% / +45% chance to <text:s text:c="2"/>get a shield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unter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Mage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Mech</text:p>
          </table:table-cell>
          <table:table-cell table:style-name="ce16" office:value-type="string" calcext:value-type="string">
            <text:p>2, 4</text:p>
          </table:table-cell>
          <table:table-cell table:style-name="ce16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Shama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Warlock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3, 6, 9</text:p>
          </table:table-cell>
          <table:table-cell table:style-name="ce16" office:value-type="string" calcext:value-type="string">
            <text:p>Armor increased by 6 / 8 / 10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6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08:52:22.03141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2T08:53:08.018471497</dc:date>
    <dc:creator>Ilya Shpigor</dc:creator>
    <meta:editing-duration>PT1H4M36S</meta:editing-duration>
    <meta:editing-cycles>88</meta:editing-cycles>
    <meta:document-statistic meta:table-count="3" meta:cell-count="299" meta:object-count="0"/>
  </office:meta>
</office:document-meta>
</file>